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unchTask.setRequiretools( boolean requireTo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addArg( ConditionalArgume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addArgset( Argument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Redirectoutput( boolean 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Useargs( boolean us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addSyspropertyset( SysProperty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Appendoutput( boolean append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Usesystemin( boolean useSyste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Classpathref(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Minimizedwindowtitle( String minimizedWindow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Output( File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Minimizedwindowicon( File minimizedWindow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Disposeminimizedwindow( boolean disposeMinimized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unchTask.setClassname( String mai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Filterclassname( String filt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Filterclasspath( Path filter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testUnlessCondition( String unlessCond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unchTask.execute( )</text:p>
          </table:table-cell>
          <table:table-cell office:value-type="float" office:value="72">
            <text:p text:style-name="Table_20_Contents">72</text:p>
          </table:table-cell>
          <table:table-cell office:value-type="float" office:value="77">
            <text:p text:style-name="Table_20_Contents">77</text:p>
          </table:table-cell>
          <table:table-cell office:value-type="float" office:value="293">
            <text:p text:style-name="Table_20_Contents">293</text:p>
          </table:table-cell>
        </table:table-row>
        <table:table-row>
          <table:table-cell office:value-type="string">
            <text:p text:style-name="Table_20_Contents">LaunchTask.addSysproperty( Conditional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addJvmargset( JVMArgument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getChildProc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Displayminimizedwindow( boolean displayMinimized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testIfCondition( String ifCond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unchTask.setPrint( boolean 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addJvmarg( ConditionalArgument jvm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setWaitforchild( boolean waitFor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Task.createFilter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